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2pt" fo:letter-spacing="normal" style:font-size-asian="12pt" style:font-size-complex="12pt"/>
    </style:style>
    <style:style style:name="P4" style:family="paragraph" style:parent-style-name="Preformatted_20_Text">
      <style:paragraph-properties fo:orphans="2" fo:widows="2"/>
      <style:text-properties style:font-name="Courier New" fo:font-size="12pt" style:font-size-asian="12pt" style:font-size-complex="12pt"/>
    </style:style>
    <style:style style:name="P5" style:family="paragraph" style:parent-style-name="Preformatted_20_Text">
      <style:paragraph-properties fo:orphans="2" fo:widows="2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r. Charlie - McKernan/Hunter</text:p>
      <text:p text:style-name="P2">Intro:</text:p>
      <text:p text:style-name="P2">e------5------------------- </text:p>
      <text:p text:style-name="P2">B------5---5--5------------ </text:p>
      <text:p text:style-name="P2">G-----------------7--5----- </text:p>
      <text:p text:style-name="P2">D-----------------------7-- </text:p>
      <text:p text:style-name="P2">A-------------------------- </text:p>
      <text:p text:style-name="P2">E--5----------------------- </text:p>
      <text:p text:style-name="P4"/>
      <text:p text:style-name="P2">A7</text:p>
      <text:p text:style-name="P2">I take a little powder, take a little salt, </text:p>
      <text:p text:style-name="P2">A7</text:p>
      <text:p text:style-name="P2">Put it in my shotgun, I go walkin' out</text:p>
      <text:p text:style-name="P3"><text:s text:c="6"/><text:span text:style-name="T1">D7 <text:s text:c="23"/>A7</text:span></text:p>
      <text:p text:style-name="P2">Jubba jubba, roly poly, looking high, looking low,</text:p>
      <text:p text:style-name="P3"><text:s text:c="6"/><text:span text:style-name="T1">E7 <text:s text:c="24"/>A7</text:span></text:p>
      <text:p text:style-name="P2">Gonna scare you up and shoot ya, Mister Charlie told me so.</text:p>
      <text:p text:style-name="P4"/>
      <text:p text:style-name="P2">I won't even take your life, won't even take a limb,</text:p>
      <text:p text:style-name="P2">Just unload my shotgun, and take a little skin.</text:p>
      <text:p text:style-name="P2">Jubba jubba, roly poly, looking high, looking low,</text:p>
      <text:p text:style-name="P2">Gonna scare you up and shoot ya, Mister Charlie told me so.</text:p>
      <text:p text:style-name="P4"/>
      <text:p text:style-name="P5">Solos over verse</text:p>
      <text:p text:style-name="P5"/>
      <text:p text:style-name="P2">C <text:s text:c="3"/>C# <text:s/>D</text:p>
      <text:p text:style-name="P2">Well you take a silver dollar, </text:p>
      <text:p text:style-name="P2">C C# D</text:p>
      <text:p text:style-name="P3"><text:s text:c="5"/><text:span text:style-name="T1">Take a silver dime,</text:span></text:p>
      <text:p text:style-name="P2">C C# D</text:p>
      <text:p text:style-name="P3"><text:s text:c="5"/><text:span text:style-name="T1">Mix it up together </text:span></text:p>
      <text:p text:style-name="P3"><text:s text:c="10"/><text:span text:style-name="T1">E <text:s text:c="14"/>E7</text:span></text:p>
      <text:p text:style-name="P2">With some alligator wine.</text:p>
      <text:p text:style-name="P4"/>
      <text:p text:style-name="P2">I can hear the drums, voodoo all night long,</text:p>
      <text:p text:style-name="P2">Mister Charlie tellin' me I can't do nothing wrong.</text:p>
      <text:p text:style-name="P2">Jubba jubba, roly poly, looking high, looking low,</text:p>
      <text:p text:style-name="P2">Gonna scare you up and shoot ya, Mister Charlie told me so.</text:p>
      <text:p text:style-name="P4"/>
      <text:p text:style-name="P2">Now Mister Charlie told me, thought you'd like to know,</text:p>
      <text:p text:style-name="P2">Just a little warning just before you go.</text:p>
      <text:p text:style-name="P2">Jubba jubba, roly poly, looking high, looking low,</text:p>
      <text:p text:style-name="P2">Gonna scare you up and shoot ya, Mister Charlie told me so.</text:p>
      <text:p text:style-name="P4"/>
      <text:p text:style-name="P2">Gonna scare you up and shoot ya, </text:p>
      <text:p text:style-name="P2">'Cause Mister Charlie told me, </text:p>
      <text:p text:style-name="P7">Mister Charlie told me s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39:01</meta:creation-date>
    <meta:document-statistic meta:table-count="0" meta:image-count="0" meta:object-count="0" meta:page-count="1" meta:paragraph-count="40" meta:word-count="228" meta:character-count="1344" meta:non-whitespace-character-count="1056"/>
    <dc:date>2013-01-12T14:40:44</dc:date>
    <meta:editing-duration>PT1M43S</meta:editing-duration>
    <meta:editing-cycles>1</meta:editing-cycles>
    <meta:generator>LibreOffice/3.4$Unix LibreOffice_project/340m1$Build-302</meta:generator>
  </office:meta>
</office:document-meta>
</file>